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/>
    </style:style>
    <style:style style:name="T6" style:family="text">
      <style:text-properties style:font-name="Ubuntu Mono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language="de" fo:country="D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de" fo:country="DE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inführu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„Generally we are observing a convergence of programming languages. Good features make it, other disappear. But Java is different, it is bound forever to be backward compatible. That is a strength but also slows down evolution.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Seiteneffekt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Unvermeidbar:</text:p>
                <text:list>
                  <text:list-item>
                    <text:p>Dateien schreiben</text:p>
                  </text:list-item>
                  <text:list-item>
                    <text:p>Log output</text:p>
                  </text:list-item>
                  <text:list-item>
                    <text:p>DB Insert</text:p>
                  </text:list-item>
                </text:list>
              </text:list-item>
              <text:list-item>
                <text:p>Vermeidbar:</text:p>
                <text:list>
                  <text:list-item>
                    <text:p>Variablen wiederverwenden</text:p>
                  </text:list-item>
                  <text:list-item>
                    <text:p>Element zu Collections hinzufügen</text:p>
                  </text:list-item>
                  <text:list-item>
                    <text:p>Kontrollfluss mit Checked Exceptions</text:p>
                  </text:list-item>
                </text:list>
              </text:list-item>
              <text:list-item>
                <text:p>Warnsignal: void retur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ure Funktione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ine pure Funktion liefert bei gleichen Parametern immer das selbe Ergebnis (Referenzielle Transparenz)</text:p>
              </text:list-item>
              <text:list-item>
                <text:p>Beispiel: Math.max(1, 2)</text:p>
              </text:list-item>
              <text:list-item>
                <text:p>Gegenbeispiel: Math.random()</text:p>
              </text:list-item>
              <text:list-item>
                <text:p>These: Ein Programm aus puren Funktionen, welches kompiliert, funktioniert höchstwahrscheinlich au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Values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Immer Thread-safe</text:p>
              </text:list-item>
              <text:list-item>
                <text:p>Equals() und hashcode() können sich nicht ändern</text:p>
              </text:list-item>
              <text:list-item>
                <text:p>Machen cloning überflüssig</text:p>
              </text:list-item>
              <text:list-item>
                <text:p><text:span text:style-name="T2">These: Java Programme werden besser, wenn man ausschließlich </text:span>Immutable Values und pure Funktionen verwendet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n</text:span>-Tupel sind eine geordnete Zusammenfassung von <text:line-break/><text:span text:style-name="T3">n</text:span> Objekten </text:p>
              </text:list-item>
              <text:list-item>
                <text:p><text:span text:style-name="T4">Die </text:span><text:span text:style-name="T5">3-Tupel</text:span><text:span text:style-name="T6"> (1, "one", true)</text:span> und <text:span text:style-name="T6">(2, "two", false)</text:span> <text:line-break/>sind Elemente des Wertebereichs <text:line-break/><text:span text:style-name="T6">Integer x String x Boolean</text:span></text:p>
              </text:list-item>
              <text:list-item>
                <text:p><text:span text:style-name="T4">Tupel sind u.a. das natürliche Ergebnis von Funktionen mit mehren Ergebniswerten, z.B.:</text:span><text:span text:style-name="T4"><text:line-break/></text:span><text:span text:style-name="T7">f: Error → </text:span><text:span text:style-name="T6">EmailAddress x </text:span><text:span text:style-name="T6">Messag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uples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AVR beinhaltet Tupel-Klasses der Größe 0..8</text:p>
              </text:list-item>
              <text:list-item>
                <text:p>basieren auf public final fields</text:p>
              </text:list-item>
              <text:list-item>
                <text:p>equals, hashcode, toString "(1, true)"</text:p>
              </text:list-item>
              <text:list-item>
                <text:p>Comparable, Serializab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Immutable <text:span text:style-name="T1">Linked</text:span> Lis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Rekursive Listenoperationen basierend auf Head und Tail mit Java Collections sind ineffizient</text:p>
              </text:list-item>
              <text:list-item>
                <text:p>Das Arbeiten mit Java‘s ImmutableCollections ist umständlich und ineffizient (z.B. logisches Einfügen)</text:p>
              </text:list-item>
              <text:list-item>
                <text:p><text:span text:style-name="T2">VAVR beinhaltet eine </text:span>Immutable Linked List mit explizitem Zugriff auf Head und Tail (Objekte!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1">Immutable Queuing</text:span>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Arbeiten mit </text:span><text:span text:style-name="T1">Queues </text:span><text:span text:style-name="T8">basiert üblicherweise auf Mutation</text:span></text:p>
              </text:list-item>
              <text:list-item>
                <text:p><text:span text:style-name="T9">VAVR bietet ein funktionales </text:span><text:span text:style-name="T1">Queuing-Konzept</text:span></text:p>
              </text:list-item>
              <text:list-item>
                <text:p><text:span text:style-name="T10">→ </text:span><text:span text:style-name="T10">QueueJava.java vs </text:span><text:span text:style-name="T1">QueueVavr.jav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8T11:53:32.808038452</meta:creation-date>
    <dc:date>2020-06-02T10:59:57.301525691</dc:date>
    <meta:editing-duration>PT3H37M57S</meta:editing-duration>
    <meta:editing-cycles>16</meta:editing-cycles>
    <meta:generator>LibreOffice/6.0.7.3$Linux_X86_64 LibreOffice_project/00m0$Build-3</meta:generator>
    <meta:document-statistic meta:object-count="57"/>
  </office:meta>
</office:document-meta>
</file>